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Reference script<text:s/></text:span></text:p>
      <text:p text:style-name="Normal"> </text:p>
      <text:p text:style-name="Normal">sudo -i</text:p>
      <text:p text:style-name="Normal">hostnamectl set-hostname UF3 &amp;&amp; exec bash</text:p>
      <text:p text:style-name="Normal">cd /opt</text:p>
      <text:p text:style-name="Normal">#yum -y install wget net-tools</text:p>
      <text:p text:style-name="Normal">useradd splunk<text:s/></text:p>
      <text:p text:style-name="Normal">wget --no-check-certificate -O splunkforwarder-8.2.4-87e2dda940d1-Linux-x86_64.tgz "<text:a xlink:href="https://download.splunk.com/products/universalforwarder/releases/8.2.4/linux/splunkforwarder-8.2.4-87e2dda940d1-Linux-x86_64.tgz" office:target-frame-name="_top" xlink:show="replace"><text:span text:style-name="Hyperlink">https://download.splunk.com/products/universalforwarder/releases/8.2.4/linux/splunkforwarder-8.2.4-87e2dda940d1-Linux-x86_64.tgz</text:span></text:a>"</text:p>
      <text:p text:style-name="Normal">tar -xvzf splunkforwarder-8.2.4-87e2dda940d1-Linux-x86_64.tgz -C /opt</text:p>
      <text:p text:style-name="Normal">chown -R splunk:splunk /opt/splunkforwarder</text:p>
      <text:p text:style-name="Normal">su - splunk</text:p>
      <text:p text:style-name="Normal">cd /opt/splunkforwarder/bin/</text:p>
      <text:p text:style-name="Normal">/opt/splunkforwarder/bin/splunk start --accept-license --answer-yes --no-prompt --seed-passwd welcome90</text:p>
      <text:p text:style-name="Normal">exit <text:s text:c="4"/>#this is needed so you can leave splunk and run the next command as root#</text:p>
      <text:p text:style-name="Normal">/opt/splunkforwarder/bin/splunk enable boot-start -user splunk <text:s/>#use -user and not --user#</text:p>
      <text:p text:style-name="Normal">su - splunk                #become splunk#</text:p>
      <text:p text:style-name="Normal">ls -laR /opt/splunkforwarder/var</text:p>
      <text:p text:style-name="Normal">/opt/splunkforwarder/bin/splunk statu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6:15:00Z</meta:creation-date>
    <dc:date>2024-09-22T06:16:00Z</dc:date>
    <meta:template xlink:href="Normal" xlink:type="simple"/>
    <meta:editing-cycles>1</meta:editing-cycles>
    <meta:editing-duration>PT60S</meta:editing-duration>
    <meta:document-statistic meta:page-count="1" meta:paragraph-count="2" meta:word-count="154" meta:character-count="1030" meta:row-count="7" meta:non-whitespace-character-count="878"/>
  </office:meta>
</office:document-meta>
</file>